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6cc97" officeooo:paragraph-rsid="00a6cc97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b76a5" officeooo:paragraph-rsid="00ab76a5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1f218" officeooo:paragraph-rsid="00b1f218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52143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71a85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b2e93"/>
    </style:style>
    <style:style style:name="P40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41" style:family="paragraph" style:parent-style-name="Standard">
      <style:paragraph-properties fo:break-before="page"/>
      <style:text-properties officeooo:rsid="0022b9f6" officeooo:paragraph-rsid="0022b9f6"/>
    </style:style>
    <style:style style:name="P42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43" style:family="paragraph" style:parent-style-name="Header">
      <style:text-properties officeooo:rsid="000c0ed4" officeooo:paragraph-rsid="000c0ed4"/>
    </style:style>
    <style:style style:name="P4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b0fe2"/>
    </style:style>
    <style:style style:name="T20" style:family="text">
      <style:text-properties officeooo:rsid="00ab0fe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ab0fe2"/>
    </style:style>
    <style:style style:name="T23" style:family="text">
      <style:text-properties style:text-position="0% 100%" officeooo:rsid="00ab76a5"/>
    </style:style>
    <style:style style:name="T24" style:family="text">
      <style:text-properties style:text-position="0% 100%" officeooo:rsid="00b025af"/>
    </style:style>
    <style:style style:name="T25" style:family="text">
      <style:text-properties style:text-position="0% 100%" officeooo:rsid="00b3e66f"/>
    </style:style>
    <style:style style:name="T26" style:family="text">
      <style:text-properties style:text-position="0% 100%" officeooo:rsid="00b71a85"/>
    </style:style>
    <style:style style:name="T27" style:family="text">
      <style:text-properties style:text-position="0% 100%" officeooo:rsid="00ba5ecf"/>
    </style:style>
    <style:style style:name="T28" style:family="text">
      <style:text-properties style:text-position="0% 100%" officeooo:rsid="00bb2e93"/>
    </style:style>
    <style:style style:name="T29" style:family="text">
      <style:text-properties style:text-position="0% 100%" officeooo:rsid="00bcc419"/>
    </style:style>
    <style:style style:name="T30" style:family="text">
      <style:text-properties officeooo:rsid="00ab76a5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41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44" svg:width="0.2291in" svg:height="0.1398in" svg:x="0in" svg:y="0.0008in" svg:viewBox="0 0 583 356" draw:points="291,356 0,356 0,0 583,0 583,356"><text:p/></draw:polygon><draw:polygon draw:style-name="gr3" draw:text-style-name="P45" svg:width="0.0445in" svg:height="0.0256in" svg:x="0.0299in" svg:y="0in" svg:viewBox="0 0 114 66" draw:points="58,0 0,59 7,66 58,23 106,66 114,59"><text:p/></draw:polygon><draw:path draw:style-name="gr4" draw:text-style-name="P45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45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45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44" svg:width="0.8154in" svg:height="0.1476in" svg:x="0in" svg:y="0.0004in" svg:viewBox="0 0 2072 376" draw:points="1036,376 0,376 0,0 2072,0 2072,376"><text:p/></draw:polygon><draw:polygon draw:style-name="gr19" draw:text-style-name="P45" svg:width="0.0445in" svg:height="0.0256in" svg:x="0.0299in" svg:y="0in" svg:viewBox="0 0 114 66" draw:points="58,0 0,59 7,66 58,23 106,66 114,59"><text:p/></draw:polygon><draw:path draw:style-name="gr20" draw:text-style-name="P45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45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45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45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45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45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45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45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44" svg:width="3.0358in" svg:height="0.5067in" svg:x="0in" svg:y="0.0008in" svg:viewBox="0 0 7712 1288" draw:points="3856,1288 0,1288 0,0 7712,0 7712,1288"><text:p/></draw:polygon><draw:path draw:style-name="gr70" draw:text-style-name="P45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45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45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45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45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45" svg:width="0.1665in" svg:height="0.0067in" svg:x="0.5098in" svg:y="0.2437in" svg:viewBox="0 0 424 18" draw:points="211,18 0,18 0,0 424,0 424,18"><text:p/></draw:polygon><draw:path draw:style-name="gr76" draw:text-style-name="P45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45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45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45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45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45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45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45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45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45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45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45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45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45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45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45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45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45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45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45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45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45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45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45" svg:width="0.0783in" svg:height="0.0059in" svg:x="2.1902in" svg:y="0.1071in" svg:viewBox="0 0 200 16" svg:d="M188 16c5 0 12 0 12-8s-6-8-12-8h-176c-5 0-12 0-12 7 0 9 7 9 12 9z"><text:p/></draw:path><draw:path draw:style-name="gr100" draw:text-style-name="P45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45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45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45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45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45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45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45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45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45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45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44" svg:width="0.2291in" svg:height="0.1398in" svg:x="0in" svg:y="0.0008in" svg:viewBox="0 0 583 356" draw:points="291,356 0,356 0,0 583,0 583,356"><text:p/></draw:polygon><draw:polygon draw:style-name="gr8" draw:text-style-name="P45" svg:width="0.0445in" svg:height="0.0256in" svg:x="0.0299in" svg:y="0in" svg:viewBox="0 0 114 66" draw:points="58,0 0,59 7,66 58,23 106,66 114,59"><text:p/></draw:polygon><draw:path draw:style-name="gr9" draw:text-style-name="P45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45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45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44" svg:width="0.8154in" svg:height="0.1476in" svg:x="0in" svg:y="0.0004in" svg:viewBox="0 0 2072 376" draw:points="1036,376 0,376 0,0 2072,0 2072,376"><text:p/></draw:polygon><draw:polygon draw:style-name="gr29" draw:text-style-name="P45" svg:width="0.0445in" svg:height="0.0256in" svg:x="0.0299in" svg:y="0in" svg:viewBox="0 0 114 66" draw:points="58,0 0,59 7,66 58,23 106,66 114,59"><text:p/></draw:polygon><draw:path draw:style-name="gr30" draw:text-style-name="P45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45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45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45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45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45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45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45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44" svg:width="2.3709in" svg:height="0.5067in" svg:x="0in" svg:y="0.0008in" svg:viewBox="0 0 6023 1288" draw:points="3012,1288 0,1288 0,0 6023,0 6023,1288"><text:p/></draw:polygon><draw:path draw:style-name="gr39" draw:text-style-name="P45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45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45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45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45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45" svg:width="0.0917in" svg:height="0.0067in" svg:x="0.5098in" svg:y="0.2437in" svg:viewBox="0 0 234 18" draw:points="118,18 0,18 0,0 234,0 234,18"><text:p/></draw:polygon><draw:path draw:style-name="gr45" draw:text-style-name="P45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45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45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45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45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45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45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45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45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45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45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45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45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45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45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45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45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45" svg:width="0.0783in" svg:height="0.0059in" svg:x="1.8205in" svg:y="0.1071in" svg:viewBox="0 0 200 16" svg:d="M188 16c5 0 12 0 12-8s-6-8-12-8h-176c-5 0-12 0-12 7 0 9 7 9 12 9z"><text:p/></draw:path><draw:path draw:style-name="gr63" draw:text-style-name="P45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45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45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45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45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45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44" svg:width="0.3398in" svg:height="0.1398in" svg:x="0in" svg:y="0.0008in" svg:viewBox="0 0 864 356" draw:points="432,356 0,356 0,0 864,0 864,356"><text:p/></draw:polygon><draw:polygon draw:style-name="gr13" draw:text-style-name="P45" svg:width="0.0445in" svg:height="0.0256in" svg:x="0.0299in" svg:y="0in" svg:viewBox="0 0 114 66" draw:points="58,0 0,59 7,66 58,23 106,66 114,59"><text:p/></draw:polygon><draw:path draw:style-name="gr14" draw:text-style-name="P45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45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45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45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44" svg:width="0.0949in" svg:height="0.1154in" svg:x="0in" svg:y="0.0004in" svg:viewBox="0 0 242 294" draw:points="121,294 0,294 0,0 242,0 242,294"><text:p/></draw:polygon><draw:polygon draw:style-name="gr243" draw:text-style-name="P45" svg:width="0.0445in" svg:height="0.0256in" svg:x="0.0299in" svg:y="0in" svg:viewBox="0 0 114 66" draw:points="58,0 0,59 7,66 58,23 106,66 114,59"><text:p/></draw:polygon><draw:path draw:style-name="gr244" draw:text-style-name="P45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44" svg:width="0.2291in" svg:height="0.1398in" svg:x="0in" svg:y="0.0008in" svg:viewBox="0 0 583 356" draw:points="291,356 0,356 0,0 583,0 583,356"><text:p/></draw:polygon><draw:polygon draw:style-name="gr246" draw:text-style-name="P45" svg:width="0.0445in" svg:height="0.0256in" svg:x="0.0299in" svg:y="0in" svg:viewBox="0 0 114 66" draw:points="58,0 0,59 7,66 58,23 106,66 114,59"><text:p/></draw:polygon><draw:path draw:style-name="gr247" draw:text-style-name="P45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45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45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44" svg:width="0.6921in" svg:height="0.1654in" svg:x="0in" svg:y="0.0008in" svg:viewBox="0 0 1759 421" draw:points="879,421 0,421 0,0 1759,0 1759,421"><text:p/></draw:polygon><draw:path draw:style-name="gr234" draw:text-style-name="P45" svg:width="0.0067in" svg:height="0.1657in" svg:x="0.0197in" svg:y="0.0004in" svg:viewBox="0 0 18 422" svg:d="M18 16c0-9 0-16-8-16-10 0-10 7-10 16v392c0 7 0 14 10 14 8 0 8-7 8-14z"><text:p/></draw:path><draw:path draw:style-name="gr235" draw:text-style-name="P45" svg:width="0.0067in" svg:height="0.1657in" svg:x="0.0657in" svg:y="0.0004in" svg:viewBox="0 0 18 422" svg:d="M18 16c0-9 0-16-8-16-10 0-10 7-10 16v392c0 7 0 14 10 14 8 0 8-7 8-14z"><text:p/></draw:path><draw:path draw:style-name="gr236" draw:text-style-name="P45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45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45" svg:width="0.1016in" svg:height="0.0067in" svg:x="0.3614in" svg:y="0.0799in" svg:viewBox="0 0 259 18" svg:d="M244 18c7 0 15 0 15-8 0-10-8-10-15-10h-230c-7 0-14 0-14 10 0 8 7 8 14 8z"><text:p/></draw:path><draw:path draw:style-name="gr239" draw:text-style-name="P45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45" svg:width="0.0067in" svg:height="0.1657in" svg:x="0.6197in" svg:y="0.0004in" svg:viewBox="0 0 18 422" svg:d="M18 16c0-9 0-16-8-16-10 0-10 7-10 16v392c0 7 0 14 10 14 8 0 8-7 8-14z"><text:p/></draw:path><draw:path draw:style-name="gr241" draw:text-style-name="P45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44" svg:width="0.0949in" svg:height="0.1154in" svg:x="0in" svg:y="0.0004in" svg:viewBox="0 0 242 294" draw:points="121,294 0,294 0,0 242,0 242,294"><text:p/></draw:polygon><draw:polygon draw:style-name="gr251" draw:text-style-name="P45" svg:width="0.0445in" svg:height="0.0256in" svg:x="0.0299in" svg:y="0in" svg:viewBox="0 0 114 66" draw:points="58,0 0,59 7,66 58,23 106,66 114,59"><text:p/></draw:polygon><draw:path draw:style-name="gr252" draw:text-style-name="P45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44" svg:width="4.7598in" svg:height="0.5965in" svg:x="0in" svg:y="0in" svg:viewBox="0 0 12091 1516" draw:points="6046,1516 0,1516 0,0 12091,0 12091,1516"><text:p/></draw:polygon><draw:path draw:style-name="gr112" draw:text-style-name="P45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45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45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45" svg:width="0.0555in" svg:height="0.2984in" svg:x="0.4819in" svg:y="0in" svg:viewBox="0 0 142 759" draw:points="0,759 29,759 29,29 142,29 142,0 0,0"><text:p/></draw:polygon><draw:polygon draw:style-name="gr116" draw:text-style-name="P45" svg:width="0.0555in" svg:height="0.2984in" svg:x="0.4819in" svg:y="0.2988in" svg:viewBox="0 0 142 759" draw:points="0,759 142,759 142,730 29,730 29,0 0,0"><text:p/></draw:polygon><draw:path draw:style-name="gr117" draw:text-style-name="P45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45" svg:width="0.0177in" svg:height="0.0177in" svg:x="0.6768in" svg:y="0.122in" svg:viewBox="0 0 46 46" svg:d="M46 23c0-12-10-23-23-23-12 0-23 11-23 23 0 13 11 23 23 23 13 0 23-10 23-23z"><text:p/></draw:path><draw:path draw:style-name="gr119" draw:text-style-name="P45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45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45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45" svg:width="0.0177in" svg:height="0.0177in" svg:x="1.026in" svg:y="0.122in" svg:viewBox="0 0 46 46" svg:d="M46 23c0-12-10-23-23-23-12 0-23 11-23 23 0 13 11 23 23 23 13 0 23-10 23-23z"><text:p/></draw:path><draw:path draw:style-name="gr123" draw:text-style-name="P45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45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45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45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45" svg:width="0.0177in" svg:height="0.0177in" svg:x="0.6354in" svg:y="0.3209in" svg:viewBox="0 0 46 46" svg:d="M46 23c0-12-10-23-23-23-12 0-23 11-23 23 0 13 11 23 23 23 13 0 23-10 23-23z"><text:p/></draw:path><draw:path draw:style-name="gr128" draw:text-style-name="P45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45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45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45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45" svg:width="0.0177in" svg:height="0.0177in" svg:x="1.0677in" svg:y="0.3209in" svg:viewBox="0 0 46 46" svg:d="M46 23c0-12-10-23-23-23-12 0-23 11-23 23 0 13 11 23 23 23 13 0 23-10 23-23z"><text:p/></draw:path><draw:path draw:style-name="gr133" draw:text-style-name="P45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45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45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45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45" svg:width="0.0177in" svg:height="0.0177in" svg:x="0.6768in" svg:y="0.5197in" svg:viewBox="0 0 46 46" svg:d="M46 23c0-12-10-23-23-23-12 0-23 11-23 23 0 13 11 23 23 23 13 0 23-10 23-23z"><text:p/></draw:path><draw:path draw:style-name="gr138" draw:text-style-name="P45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45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45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45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45" svg:width="0.0177in" svg:height="0.0177in" svg:x="1.1087in" svg:y="0.5197in" svg:viewBox="0 0 46 46" svg:d="M46 23c0-12-10-23-23-23-12 0-23 11-23 23 0 13 11 23 23 23 13 0 23-10 23-23z"><text:p/></draw:path><draw:path draw:style-name="gr143" draw:text-style-name="P45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45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45" svg:width="0.0555in" svg:height="0.2984in" svg:x="1.3512in" svg:y="0in" svg:viewBox="0 0 142 759" draw:points="113,759 142,759 142,0 0,0 0,29 113,29"><text:p/></draw:polygon><draw:polygon draw:style-name="gr146" draw:text-style-name="P45" svg:width="0.0555in" svg:height="0.2984in" svg:x="1.3512in" svg:y="0.2988in" svg:viewBox="0 0 142 759" draw:points="113,730 0,730 0,759 142,759 142,0 113,0"><text:p/></draw:polygon><draw:path draw:style-name="gr147" draw:text-style-name="P45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45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45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45" svg:width="0.0555in" svg:height="0.2984in" svg:x="1.9705in" svg:y="0in" svg:viewBox="0 0 142 759" draw:points="0,759 29,759 29,29 142,29 142,0 0,0"><text:p/></draw:polygon><draw:polygon draw:style-name="gr151" draw:text-style-name="P45" svg:width="0.0555in" svg:height="0.2984in" svg:x="1.9705in" svg:y="0.2988in" svg:viewBox="0 0 142 759" draw:points="0,759 142,759 142,730 29,730 29,0 0,0"><text:p/></draw:polygon><draw:path draw:style-name="gr152" draw:text-style-name="P45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45" svg:width="0.0177in" svg:height="0.0177in" svg:x="2.124in" svg:y="0.122in" svg:viewBox="0 0 46 46" svg:d="M46 23c0-12-10-23-23-23-12 0-23 11-23 23 0 13 11 23 23 23 13 0 23-10 23-23z"><text:p/></draw:path><draw:path draw:style-name="gr154" draw:text-style-name="P45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45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45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45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45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45" svg:width="0.0177in" svg:height="0.0177in" svg:x="2.6382in" svg:y="0.122in" svg:viewBox="0 0 46 46" svg:d="M46 23c0-12-10-23-23-23-12 0-23 11-23 23 0 13 11 23 23 23 13 0 23-10 23-23z"><text:p/></draw:path><draw:path draw:style-name="gr160" draw:text-style-name="P45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45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45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45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45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45" svg:width="0.0177in" svg:height="0.0177in" svg:x="2.124in" svg:y="0.3209in" svg:viewBox="0 0 46 46" svg:d="M46 23c0-12-10-23-23-23-12 0-23 11-23 23 0 13 11 23 23 23 13 0 23-10 23-23z"><text:p/></draw:path><draw:path draw:style-name="gr166" draw:text-style-name="P45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45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45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45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45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45" svg:width="0.0177in" svg:height="0.0177in" svg:x="2.6382in" svg:y="0.3209in" svg:viewBox="0 0 46 46" svg:d="M46 23c0-12-10-23-23-23-12 0-23 11-23 23 0 13 11 23 23 23 13 0 23-10 23-23z"><text:p/></draw:path><draw:path draw:style-name="gr172" draw:text-style-name="P45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45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45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45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45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45" svg:width="0.0177in" svg:height="0.0177in" svg:x="2.124in" svg:y="0.5197in" svg:viewBox="0 0 46 46" svg:d="M46 23c0-12-10-23-23-23-12 0-23 11-23 23 0 13 11 23 23 23 13 0 23-10 23-23z"><text:p/></draw:path><draw:path draw:style-name="gr178" draw:text-style-name="P45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45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45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45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45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45" svg:width="0.0177in" svg:height="0.0177in" svg:x="2.6382in" svg:y="0.5197in" svg:viewBox="0 0 46 46" svg:d="M46 23c0-12-10-23-23-23-12 0-23 11-23 23 0 13 11 23 23 23 13 0 23-10 23-23z"><text:p/></draw:path><draw:path draw:style-name="gr184" draw:text-style-name="P45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45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45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45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45" svg:width="0.0555in" svg:height="0.2984in" svg:x="3.0055in" svg:y="0in" svg:viewBox="0 0 142 759" draw:points="113,759 142,759 142,0 0,0 0,29 113,29"><text:p/></draw:polygon><draw:polygon draw:style-name="gr189" draw:text-style-name="P45" svg:width="0.0555in" svg:height="0.2984in" svg:x="3.0055in" svg:y="0.2988in" svg:viewBox="0 0 142 759" draw:points="113,730 0,730 0,759 142,759 142,0 113,0"><text:p/></draw:polygon><draw:path draw:style-name="gr190" draw:text-style-name="P45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45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45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45" svg:width="0.0555in" svg:height="0.2984in" svg:x="3.6154in" svg:y="0in" svg:viewBox="0 0 142 759" draw:points="0,759 29,759 29,29 142,29 142,0 0,0"><text:p/></draw:polygon><draw:polygon draw:style-name="gr194" draw:text-style-name="P45" svg:width="0.0555in" svg:height="0.2984in" svg:x="3.6154in" svg:y="0.2988in" svg:viewBox="0 0 142 759" draw:points="0,759 142,759 142,730 29,730 29,0 0,0"><text:p/></draw:polygon><draw:path draw:style-name="gr195" draw:text-style-name="P45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45" svg:width="0.0177in" svg:height="0.0177in" svg:x="3.7689in" svg:y="0.122in" svg:viewBox="0 0 46 46" svg:d="M46 23c0-12-10-23-23-23-12 0-23 11-23 23 0 13 11 23 23 23 13 0 23-10 23-23z"><text:p/></draw:path><draw:path draw:style-name="gr197" draw:text-style-name="P45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45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45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45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45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45" svg:width="0.0177in" svg:height="0.0177in" svg:x="4.2839in" svg:y="0.122in" svg:viewBox="0 0 46 46" svg:d="M46 23c0-12-10-23-23-23-12 0-23 11-23 23 0 13 11 23 23 23 13 0 23-10 23-23z"><text:p/></draw:path><draw:path draw:style-name="gr203" draw:text-style-name="P45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45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45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45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45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45" svg:width="0.0177in" svg:height="0.0177in" svg:x="3.7689in" svg:y="0.3209in" svg:viewBox="0 0 46 46" svg:d="M46 23c0-12-10-23-23-23-12 0-23 11-23 23 0 13 11 23 23 23 13 0 23-10 23-23z"><text:p/></draw:path><draw:path draw:style-name="gr209" draw:text-style-name="P45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45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45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45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45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45" svg:width="0.0177in" svg:height="0.0177in" svg:x="4.2839in" svg:y="0.3209in" svg:viewBox="0 0 46 46" svg:d="M46 23c0-12-10-23-23-23-12 0-23 11-23 23 0 13 11 23 23 23 13 0 23-10 23-23z"><text:p/></draw:path><draw:path draw:style-name="gr215" draw:text-style-name="P45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45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45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45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45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45" svg:width="0.0177in" svg:height="0.0177in" svg:x="3.7689in" svg:y="0.5197in" svg:viewBox="0 0 46 46" svg:d="M46 23c0-12-10-23-23-23-12 0-23 11-23 23 0 13 11 23 23 23 13 0 23-10 23-23z"><text:p/></draw:path><draw:path draw:style-name="gr221" draw:text-style-name="P45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45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45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45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45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45" svg:width="0.0177in" svg:height="0.0177in" svg:x="4.2839in" svg:y="0.5197in" svg:viewBox="0 0 46 46" svg:d="M46 23c0-12-10-23-23-23-12 0-23 11-23 23 0 13 11 23 23 23 13 0 23-10 23-23z"><text:p/></draw:path><draw:path draw:style-name="gr227" draw:text-style-name="P45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45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45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45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45" svg:width="0.0555in" svg:height="0.2984in" svg:x="4.6508in" svg:y="0in" svg:viewBox="0 0 142 759" draw:points="113,759 142,759 142,0 0,0 0,29 113,29"><text:p/></draw:polygon><draw:polygon draw:style-name="gr232" draw:text-style-name="P45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44" svg:width="3.7752in" svg:height="0.5965in" svg:x="0in" svg:y="0in" svg:viewBox="0 0 9590 1516" draw:points="4795,1516 0,1516 0,0 9590,0 9590,1516"><text:p/></draw:polygon><draw:path draw:style-name="gr317" draw:text-style-name="P45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45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45" svg:width="0.0555in" svg:height="0.2984in" svg:x="0.3618in" svg:y="0in" svg:viewBox="0 0 142 759" draw:points="0,759 29,759 29,29 142,29 142,0 0,0"><text:p/></draw:polygon><draw:polygon draw:style-name="gr320" draw:text-style-name="P45" svg:width="0.0555in" svg:height="0.2984in" svg:x="0.3618in" svg:y="0.2988in" svg:viewBox="0 0 142 759" draw:points="0,759 142,759 142,730 29,730 29,0 0,0"><text:p/></draw:polygon><draw:path draw:style-name="gr321" draw:text-style-name="P45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45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45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45" svg:width="0.0555in" svg:height="0.2984in" svg:x="0.5028in" svg:y="0in" svg:viewBox="0 0 142 759" draw:points="113,759 142,759 142,0 0,0 0,29 113,29"><text:p/></draw:polygon><draw:polygon draw:style-name="gr325" draw:text-style-name="P45" svg:width="0.0555in" svg:height="0.2984in" svg:x="0.5028in" svg:y="0.2988in" svg:viewBox="0 0 142 759" draw:points="113,730 0,730 0,759 142,759 142,0 113,0"><text:p/></draw:polygon><draw:polygon draw:style-name="gr326" draw:text-style-name="P45" svg:width="0.0445in" svg:height="0.0256in" svg:x="0.6701in" svg:y="0.2256in" svg:viewBox="0 0 114 66" draw:points="58,0 0,59 7,66 58,23 106,66 114,59"><text:p/></draw:polygon><draw:path draw:style-name="gr327" draw:text-style-name="P45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45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45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45" svg:width="0.0437in" svg:height="0.398in" svg:x="1.072in" svg:y="0.0996in" svg:viewBox="0 0 112 1012" draw:points="0,1012 112,1012 112,989 24,989 24,23 112,23 112,0 0,0"><text:p/></draw:polygon><draw:path draw:style-name="gr331" draw:text-style-name="P45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45" svg:width="0.0177in" svg:height="0.0177in" svg:x="1.215in" svg:y="0.2217in" svg:viewBox="0 0 46 46" svg:d="M46 23c0-12-10-23-23-23-12 0-23 11-23 23 0 13 11 23 23 23 13 0 23-10 23-23z"><text:p/></draw:path><draw:path draw:style-name="gr333" draw:text-style-name="P45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45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45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45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45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45" svg:width="0.0177in" svg:height="0.0177in" svg:x="1.215in" svg:y="0.4205in" svg:viewBox="0 0 46 46" svg:d="M46 23c0-12-10-23-23-23-12 0-23 11-23 23 0 13 11 23 23 23 13 0 23-10 23-23z"><text:p/></draw:path><draw:path draw:style-name="gr339" draw:text-style-name="P45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45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45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45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45" svg:width="0.0437in" svg:height="0.398in" svg:x="1.5815in" svg:y="0.0996in" svg:viewBox="0 0 112 1012" draw:points="89,989 0,989 0,1012 112,1012 112,0 0,0 0,23 89,23"><text:p/></draw:polygon><draw:polygon draw:style-name="gr344" draw:text-style-name="P45" svg:width="0.0445in" svg:height="0.0256in" svg:x="1.7244in" svg:y="0.2256in" svg:viewBox="0 0 114 66" draw:points="58,0 0,59 7,66 58,23 106,66 114,59"><text:p/></draw:polygon><draw:path draw:style-name="gr345" draw:text-style-name="P45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45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45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45" svg:width="0.0437in" svg:height="0.398in" svg:x="2.1264in" svg:y="0.0996in" svg:viewBox="0 0 112 1012" draw:points="0,1012 112,1012 112,989 24,989 24,23 112,23 112,0 0,0"><text:p/></draw:polygon><draw:path draw:style-name="gr349" draw:text-style-name="P45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45" svg:width="0.0177in" svg:height="0.0177in" svg:x="2.2697in" svg:y="0.2217in" svg:viewBox="0 0 46 46" svg:d="M46 23c0-12-10-23-23-23-12 0-23 11-23 23 0 13 11 23 23 23 13 0 23-10 23-23z"><text:p/></draw:path><draw:path draw:style-name="gr351" draw:text-style-name="P45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45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45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45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45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45" svg:width="0.0177in" svg:height="0.0177in" svg:x="2.2697in" svg:y="0.4205in" svg:viewBox="0 0 46 46" svg:d="M46 23c0-12-10-23-23-23-12 0-23 11-23 23 0 13 11 23 23 23 13 0 23-10 23-23z"><text:p/></draw:path><draw:path draw:style-name="gr357" draw:text-style-name="P45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45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45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45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45" svg:width="0.0437in" svg:height="0.398in" svg:x="2.6362in" svg:y="0.0996in" svg:viewBox="0 0 112 1012" draw:points="89,989 0,989 0,1012 112,1012 112,0 0,0 0,23 89,23"><text:p/></draw:polygon><draw:polygon draw:style-name="gr362" draw:text-style-name="P45" svg:width="0.0445in" svg:height="0.0256in" svg:x="2.7787in" svg:y="0.2256in" svg:viewBox="0 0 114 66" draw:points="58,0 0,59 7,66 58,23 106,66 114,59"><text:p/></draw:polygon><draw:path draw:style-name="gr363" draw:text-style-name="P45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45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45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45" svg:width="0.0437in" svg:height="0.398in" svg:x="3.1807in" svg:y="0.0996in" svg:viewBox="0 0 112 1012" draw:points="0,1012 112,1012 112,989 24,989 24,23 112,23 112,0 0,0"><text:p/></draw:polygon><draw:path draw:style-name="gr367" draw:text-style-name="P45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45" svg:width="0.0177in" svg:height="0.0177in" svg:x="3.324in" svg:y="0.2217in" svg:viewBox="0 0 46 46" svg:d="M46 23c0-12-10-23-23-23-12 0-23 11-23 23 0 13 11 23 23 23 13 0 23-10 23-23z"><text:p/></draw:path><draw:path draw:style-name="gr369" draw:text-style-name="P45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45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45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45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45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45" svg:width="0.0177in" svg:height="0.0177in" svg:x="3.324in" svg:y="0.4205in" svg:viewBox="0 0 46 46" svg:d="M46 23c0-12-10-23-23-23-12 0-23 11-23 23 0 13 11 23 23 23 13 0 23-10 23-23z"><text:p/></draw:path><draw:path draw:style-name="gr375" draw:text-style-name="P45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45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45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45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45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44" svg:width="3.8425in" svg:height="0.3972in" svg:x="0in" svg:y="0in" svg:viewBox="0 0 9761 1010" draw:points="4881,1010 0,1010 0,0 9761,0 9761,1010"><text:p/></draw:polygon><draw:polygon draw:style-name="gr254" draw:text-style-name="P45" svg:width="0.0445in" svg:height="0.0256in" svg:x="0.0299in" svg:y="0.1256in" svg:viewBox="0 0 114 66" draw:points="58,0 0,59 7,66 58,23 106,66 114,59"><text:p/></draw:polygon><draw:path draw:style-name="gr255" draw:text-style-name="P45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45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45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45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45" svg:width="0.0437in" svg:height="0.3988in" svg:x="0.5008in" svg:y="0in" svg:viewBox="0 0 112 1014" draw:points="0,1014 112,1014 112,991 24,991 24,23 112,23 112,0 0,0"><text:p/></draw:polygon><draw:path draw:style-name="gr260" draw:text-style-name="P45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45" svg:width="0.0177in" svg:height="0.0177in" svg:x="0.6437in" svg:y="0.122in" svg:viewBox="0 0 46 46" svg:d="M46 23c0-12-10-23-23-23-12 0-23 11-23 23 0 13 11 23 23 23 13 0 23-10 23-23z"><text:p/></draw:path><draw:path draw:style-name="gr262" draw:text-style-name="P45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45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45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45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45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45" svg:width="0.0177in" svg:height="0.0177in" svg:x="0.6437in" svg:y="0.3217in" svg:viewBox="0 0 46 46" svg:d="M46 23c0-12-10-23-23-23-12 0-23 11-23 23 0 13 11 23 23 23 13 0 23-10 23-23z"><text:p/></draw:path><draw:path draw:style-name="gr268" draw:text-style-name="P45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45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45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45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45" svg:width="0.0437in" svg:height="0.3988in" svg:x="1.0106in" svg:y="0in" svg:viewBox="0 0 112 1014" draw:points="89,991 0,991 0,1014 112,1014 112,0 0,0 0,23 89,23"><text:p/></draw:polygon><draw:polygon draw:style-name="gr273" draw:text-style-name="P45" svg:width="0.0445in" svg:height="0.0256in" svg:x="1.1531in" svg:y="0.1256in" svg:viewBox="0 0 114 66" draw:points="58,0 0,59 7,66 58,23 106,66 114,59"><text:p/></draw:polygon><draw:path draw:style-name="gr274" draw:text-style-name="P45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45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45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45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45" svg:width="0.0437in" svg:height="0.3988in" svg:x="1.6236in" svg:y="0in" svg:viewBox="0 0 112 1014" draw:points="0,1014 112,1014 112,991 24,991 24,23 112,23 112,0 0,0"><text:p/></draw:polygon><draw:path draw:style-name="gr279" draw:text-style-name="P45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45" svg:width="0.0177in" svg:height="0.0177in" svg:x="1.7669in" svg:y="0.122in" svg:viewBox="0 0 46 46" svg:d="M46 23c0-12-10-23-23-23-12 0-23 11-23 23 0 13 11 23 23 23 13 0 23-10 23-23z"><text:p/></draw:path><draw:path draw:style-name="gr281" draw:text-style-name="P45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45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45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45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45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45" svg:width="0.0177in" svg:height="0.0177in" svg:x="1.7669in" svg:y="0.3217in" svg:viewBox="0 0 46 46" svg:d="M46 23c0-12-10-23-23-23-12 0-23 11-23 23 0 13 11 23 23 23 13 0 23-10 23-23z"><text:p/></draw:path><draw:path draw:style-name="gr287" draw:text-style-name="P45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45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45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45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45" svg:width="0.0437in" svg:height="0.3988in" svg:x="2.1335in" svg:y="0in" svg:viewBox="0 0 112 1014" draw:points="89,991 0,991 0,1014 112,1014 112,0 0,0 0,23 89,23"><text:p/></draw:polygon><draw:polygon draw:style-name="gr292" draw:text-style-name="P45" svg:width="0.0445in" svg:height="0.0256in" svg:x="2.276in" svg:y="0.1256in" svg:viewBox="0 0 114 66" draw:points="58,0 0,59 7,66 58,23 106,66 114,59"><text:p/></draw:polygon><draw:path draw:style-name="gr293" draw:text-style-name="P45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45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45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45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45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45" svg:width="0.0445in" svg:height="0.0256in" svg:x="2.8461in" svg:y="0.1256in" svg:viewBox="0 0 114 66" draw:points="58,0 0,59 7,66 58,23 106,66 114,59"><text:p/></draw:polygon><draw:path draw:style-name="gr299" draw:text-style-name="P45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45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45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45" svg:width="0.0437in" svg:height="0.3988in" svg:x="3.2476in" svg:y="0in" svg:viewBox="0 0 112 1014" draw:points="0,1014 112,1014 112,991 24,991 24,23 112,23 112,0 0,0"><text:p/></draw:polygon><draw:path draw:style-name="gr303" draw:text-style-name="P45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45" svg:width="0.0177in" svg:height="0.0177in" svg:x="3.3909in" svg:y="0.122in" svg:viewBox="0 0 46 46" svg:d="M46 23c0-12-10-23-23-23-12 0-23 11-23 23 0 13 11 23 23 23 13 0 23-10 23-23z"><text:p/></draw:path><draw:path draw:style-name="gr305" draw:text-style-name="P45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45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45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45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45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45" svg:width="0.0177in" svg:height="0.0177in" svg:x="3.3909in" svg:y="0.3217in" svg:viewBox="0 0 46 46" svg:d="M46 23c0-12-10-23-23-23-12 0-23 11-23 23 0 13 11 23 23 23 13 0 23-10 23-23z"><text:p/></draw:path><draw:path draw:style-name="gr311" draw:text-style-name="P45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45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45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45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45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40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44" svg:width="0.1287in" svg:height="0.1276in" svg:x="0in" svg:y="0.0004in" svg:viewBox="0 0 328 325" draw:points="164,325 0,325 0,0 328,0 328,325"><text:p/></draw:polygon><draw:path draw:style-name="gr381" draw:text-style-name="P45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44" svg:width="0.1287in" svg:height="0.1276in" svg:x="0in" svg:y="0.0004in" svg:viewBox="0 0 328 325" draw:points="164,325 0,325 0,0 328,0 328,325"><text:p/></draw:polygon><draw:path draw:style-name="gr383" draw:text-style-name="P45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44" svg:width="0.1287in" svg:height="0.1276in" svg:x="0in" svg:y="0.0004in" svg:viewBox="0 0 328 325" draw:points="164,325 0,325 0,0 328,0 328,325"><text:p/></draw:polygon><draw:path draw:style-name="gr385" draw:text-style-name="P45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44" svg:width="1.0039in" svg:height="0.5965in" svg:x="0in" svg:y="0in" svg:viewBox="0 0 2551 1516" draw:points="1276,1516 0,1516 0,0 2551,0 2551,1516"><text:p/></draw:polygon><draw:path draw:style-name="gr387" draw:text-style-name="P45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45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45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45" svg:width="0.0555in" svg:height="0.2984in" svg:x="0.4776in" svg:y="0in" svg:viewBox="0 0 142 759" draw:points="0,759 29,759 29,29 142,29 142,0 0,0"><text:p/></draw:polygon><draw:polygon draw:style-name="gr391" draw:text-style-name="P45" svg:width="0.0555in" svg:height="0.2984in" svg:x="0.4776in" svg:y="0.2988in" svg:viewBox="0 0 142 759" draw:points="0,759 142,759 142,730 29,730 29,0 0,0"><text:p/></draw:polygon><draw:path draw:style-name="gr392" draw:text-style-name="P45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45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45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45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45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45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45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45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45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45" svg:width="0.0555in" svg:height="0.2984in" svg:x="0.8949in" svg:y="0in" svg:viewBox="0 0 142 759" draw:points="113,759 142,759 142,0 0,0 0,29 113,29"><text:p/></draw:polygon><draw:polygon draw:style-name="gr402" draw:text-style-name="P45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44" svg:width="1.0039in" svg:height="0.5965in" svg:x="0in" svg:y="0in" svg:viewBox="0 0 2551 1516" draw:points="1276,1516 0,1516 0,0 2551,0 2551,1516"><text:p/></draw:polygon><draw:path draw:style-name="gr404" draw:text-style-name="P45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45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45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45" svg:width="0.0555in" svg:height="0.2984in" svg:x="0.4776in" svg:y="0in" svg:viewBox="0 0 142 759" draw:points="0,759 29,759 29,29 142,29 142,0 0,0"><text:p/></draw:polygon><draw:polygon draw:style-name="gr408" draw:text-style-name="P45" svg:width="0.0555in" svg:height="0.2984in" svg:x="0.4776in" svg:y="0.2988in" svg:viewBox="0 0 142 759" draw:points="0,759 142,759 142,730 29,730 29,0 0,0"><text:p/></draw:polygon><draw:path draw:style-name="gr409" draw:text-style-name="P45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45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45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45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45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45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45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45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45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45" svg:width="0.0555in" svg:height="0.2984in" svg:x="0.8949in" svg:y="0in" svg:viewBox="0 0 142 759" draw:points="113,759 142,759 142,0 0,0 0,29 113,29"><text:p/></draw:polygon><draw:polygon draw:style-name="gr419" draw:text-style-name="P45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44" svg:width="0.1898in" svg:height="0.1433in" svg:x="0in" svg:y="0.0024in" svg:viewBox="0 0 483 365" draw:points="242,365 0,365 0,0 483,0 483,365"><text:p/></draw:polygon><draw:path draw:style-name="gr421" draw:text-style-name="P45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45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44" svg:width="3.1717in" svg:height="0.5965in" svg:x="0in" svg:y="0in" svg:viewBox="0 0 8057 1516" draw:points="4028,1516 0,1516 0,0 8057,0 8057,1516"><text:p/></draw:polygon><draw:path draw:style-name="gr424" draw:text-style-name="P45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45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45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45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45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45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45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45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45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45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45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45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45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45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45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45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45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45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45" svg:width="0.0555in" svg:height="0.2984in" svg:x="1.9807in" svg:y="0in" svg:viewBox="0 0 142 759" draw:points="0,759 29,759 29,29 142,29 142,0 0,0"><text:p/></draw:polygon><draw:polygon draw:style-name="gr443" draw:text-style-name="P45" svg:width="0.0555in" svg:height="0.2984in" svg:x="1.9807in" svg:y="0.2988in" svg:viewBox="0 0 142 759" draw:points="0,759 142,759 142,730 29,730 29,0 0,0"><text:p/></draw:polygon><draw:path draw:style-name="gr444" draw:text-style-name="P45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45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45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45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45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45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45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45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45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45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45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45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45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45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45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45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45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45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45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45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45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45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45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45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45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45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45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45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45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45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45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45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45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45" svg:width="0.0555in" svg:height="0.2984in" svg:x="3.0626in" svg:y="0in" svg:viewBox="0 0 142 759" draw:points="113,759 142,759 142,0 0,0 0,29 113,29"><text:p/></draw:polygon><draw:polygon draw:style-name="gr478" draw:text-style-name="P45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42">Problem 4</text:p>
      <text:p text:style-name="P30"/>
      <text:p text:style-name="P32">a)</text:p>
      <text:p text:style-name="P32"/>
      <text:p text:style-name="P33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44" svg:width="0.5823in" svg:height="0.1654in" svg:x="0in" svg:y="0.0008in" svg:viewBox="0 0 1480 421" draw:points="739,421 0,421 0,0 1480,0 1480,421"><text:p/></draw:polygon><draw:path draw:style-name="gr480" draw:text-style-name="P45" svg:width="0.0067in" svg:height="0.1657in" svg:x="0.0197in" svg:y="0.0004in" svg:viewBox="0 0 18 422" svg:d="M18 16c0-9 0-16-8-16-10 0-10 7-10 16v392c0 7 0 14 10 14 8 0 8-7 8-14z"><text:p/></draw:path><draw:path draw:style-name="gr481" draw:text-style-name="P45" svg:width="0.0067in" svg:height="0.1657in" svg:x="0.0657in" svg:y="0.0004in" svg:viewBox="0 0 18 422" svg:d="M18 16c0-9 0-16-8-16-10 0-10 7-10 16v392c0 7 0 14 10 14 8 0 8-7 8-14z"><text:p/></draw:path><draw:path draw:style-name="gr482" draw:text-style-name="P45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45" svg:width="0.0067in" svg:height="0.1657in" svg:x="0.2059in" svg:y="0.0004in" svg:viewBox="0 0 18 422" svg:d="M18 16c0-9 0-16-8-16-10 0-10 7-10 16v392c0 7 0 14 10 14 8 0 8-7 8-14z"><text:p/></draw:path><draw:path draw:style-name="gr484" draw:text-style-name="P45" svg:width="0.0067in" svg:height="0.1657in" svg:x="0.2524in" svg:y="0.0004in" svg:viewBox="0 0 18 422" svg:d="M18 16c0-9 0-16-8-16-10 0-10 7-10 16v392c0 7 0 14 10 14 8 0 8-7 8-14z"><text:p/></draw:path><draw:path draw:style-name="gr485" draw:text-style-name="P45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45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44" svg:width="0.6921in" svg:height="0.1654in" svg:x="0in" svg:y="0.0008in" svg:viewBox="0 0 1759 421" draw:points="879,421 0,421 0,0 1759,0 1759,421"><text:p/></draw:polygon><draw:path draw:style-name="gr488" draw:text-style-name="P45" svg:width="0.0067in" svg:height="0.1657in" svg:x="0.0197in" svg:y="0.0004in" svg:viewBox="0 0 18 422" svg:d="M18 16c0-9 0-16-8-16-10 0-10 7-10 16v392c0 7 0 14 10 14 8 0 8-7 8-14z"><text:p/></draw:path><draw:path draw:style-name="gr489" draw:text-style-name="P45" svg:width="0.0067in" svg:height="0.1657in" svg:x="0.0657in" svg:y="0.0004in" svg:viewBox="0 0 18 422" svg:d="M18 16c0-9 0-16-8-16-10 0-10 7-10 16v392c0 7 0 14 10 14 8 0 8-7 8-14z"><text:p/></draw:path><draw:path draw:style-name="gr490" draw:text-style-name="P45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45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45" svg:width="0.1016in" svg:height="0.0067in" svg:x="0.3614in" svg:y="0.0799in" svg:viewBox="0 0 259 18" svg:d="M244 18c7 0 15 0 15-8 0-10-8-10-15-10h-230c-7 0-14 0-14 10 0 8 7 8 14 8z"><text:p/></draw:path><draw:path draw:style-name="gr493" draw:text-style-name="P45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45" svg:width="0.0067in" svg:height="0.1657in" svg:x="0.6197in" svg:y="0.0004in" svg:viewBox="0 0 18 422" svg:d="M18 16c0-9 0-16-8-16-10 0-10 7-10 16v392c0 7 0 14 10 14 8 0 8-7 8-14z"><text:p/></draw:path><draw:path draw:style-name="gr495" draw:text-style-name="P45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44" svg:width="0.2783in" svg:height="0.1654in" svg:x="0in" svg:y="0.0008in" svg:viewBox="0 0 708 421" draw:points="354,421 0,421 0,0 708,0 708,421"><text:p/></draw:polygon><draw:path draw:style-name="gr497" draw:text-style-name="P45" svg:width="0.0067in" svg:height="0.1657in" svg:x="0.0197in" svg:y="0.0004in" svg:viewBox="0 0 18 422" svg:d="M18 16c0-9 0-16-8-16-10 0-10 7-10 16v392c0 7 0 14 10 14 8 0 8-7 8-14z"><text:p/></draw:path><draw:path draw:style-name="gr498" draw:text-style-name="P45" svg:width="0.0067in" svg:height="0.1657in" svg:x="0.0657in" svg:y="0.0004in" svg:viewBox="0 0 18 422" svg:d="M18 16c0-9 0-16-8-16-10 0-10 7-10 16v392c0 7 0 14 10 14 8 0 8-7 8-14z"><text:p/></draw:path><draw:path draw:style-name="gr499" draw:text-style-name="P45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45" svg:width="0.0067in" svg:height="0.1657in" svg:x="0.2059in" svg:y="0.0004in" svg:viewBox="0 0 18 422" svg:d="M18 16c0-9 0-16-8-16-10 0-10 7-10 16v392c0 7 0 14 10 14 8 0 8-7 8-14z"><text:p/></draw:path><draw:path draw:style-name="gr501" draw:text-style-name="P45" svg:width="0.0067in" svg:height="0.1657in" svg:x="0.2524in" svg:y="0.0004in" svg:viewBox="0 0 18 422" svg:d="M18 16c0-9 0-16-8-16-10 0-10 7-10 16v392c0 7 0 14 10 14 8 0 8-7 8-14z"><text:p/></draw:path></draw:g></text:span><text:span text:style-name="T17">. Thus, we have a to find a balance between the two minimization constraints.</text:span></text:p>
      <text:p text:style-name="P33"/>
      <text:p text:style-name="P34">We can see this as J<text:span text:style-name="T18">1</text:span> = <draw:g text:anchor-type="as-char" svg:y="-0.1252in" draw:z-index="24" draw:style-name="gr1"><svg:title>TexMaths</svg:title><svg:desc>12§display§||Ax - y||§svg§600§FALSE§</svg:desc><draw:polygon draw:style-name="gr502" draw:text-style-name="P44" svg:width="0.6921in" svg:height="0.1654in" svg:x="0in" svg:y="0.0008in" svg:viewBox="0 0 1759 421" draw:points="879,421 0,421 0,0 1759,0 1759,421"><text:p/></draw:polygon><draw:path draw:style-name="gr503" draw:text-style-name="P45" svg:width="0.0067in" svg:height="0.1657in" svg:x="0.0197in" svg:y="0.0004in" svg:viewBox="0 0 18 422" svg:d="M18 16c0-9 0-16-8-16-10 0-10 7-10 16v392c0 7 0 14 10 14 8 0 8-7 8-14z"><text:p/></draw:path><draw:path draw:style-name="gr504" draw:text-style-name="P45" svg:width="0.0067in" svg:height="0.1657in" svg:x="0.0657in" svg:y="0.0004in" svg:viewBox="0 0 18 422" svg:d="M18 16c0-9 0-16-8-16-10 0-10 7-10 16v392c0 7 0 14 10 14 8 0 8-7 8-14z"><text:p/></draw:path><draw:path draw:style-name="gr505" draw:text-style-name="P45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06" draw:text-style-name="P45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7" draw:text-style-name="P45" svg:width="0.1016in" svg:height="0.0067in" svg:x="0.3614in" svg:y="0.0799in" svg:viewBox="0 0 259 18" svg:d="M244 18c7 0 15 0 15-8 0-10-8-10-15-10h-230c-7 0-14 0-14 10 0 8 7 8 14 8z"><text:p/></draw:path><draw:path draw:style-name="gr508" draw:text-style-name="P45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09" draw:text-style-name="P45" svg:width="0.0067in" svg:height="0.1657in" svg:x="0.6197in" svg:y="0.0004in" svg:viewBox="0 0 18 422" svg:d="M18 16c0-9 0-16-8-16-10 0-10 7-10 16v392c0 7 0 14 10 14 8 0 8-7 8-14z"><text:p/></draw:path><draw:path draw:style-name="gr510" draw:text-style-name="P45" svg:width="0.0067in" svg:height="0.1657in" svg:x="0.6654in" svg:y="0.0004in" svg:viewBox="0 0 18 422" svg:d="M18 16c0-9 0-16-8-16-10 0-10 7-10 16v392c0 7 0 14 10 14 8 0 8-7 8-14z"><text:p/></draw:path></draw:g> and J<text:span text:style-name="T18">2</text:span> = <draw:g text:anchor-type="as-char" svg:y="-0.1252in" draw:z-index="25" draw:style-name="gr1"><svg:title>TexMaths</svg:title><svg:desc>12§display§||x||§svg§600§FALSE§</svg:desc><draw:polygon draw:style-name="gr511" draw:text-style-name="P44" svg:width="0.2783in" svg:height="0.1654in" svg:x="0in" svg:y="0.0008in" svg:viewBox="0 0 708 421" draw:points="354,421 0,421 0,0 708,0 708,421"><text:p/></draw:polygon><draw:path draw:style-name="gr512" draw:text-style-name="P45" svg:width="0.0067in" svg:height="0.1657in" svg:x="0.0197in" svg:y="0.0004in" svg:viewBox="0 0 18 422" svg:d="M18 16c0-9 0-16-8-16-10 0-10 7-10 16v392c0 7 0 14 10 14 8 0 8-7 8-14z"><text:p/></draw:path><draw:path draw:style-name="gr513" draw:text-style-name="P45" svg:width="0.0067in" svg:height="0.1657in" svg:x="0.0657in" svg:y="0.0004in" svg:viewBox="0 0 18 422" svg:d="M18 16c0-9 0-16-8-16-10 0-10 7-10 16v392c0 7 0 14 10 14 8 0 8-7 8-14z"><text:p/></draw:path><draw:path draw:style-name="gr514" draw:text-style-name="P45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15" draw:text-style-name="P45" svg:width="0.0067in" svg:height="0.1657in" svg:x="0.2059in" svg:y="0.0004in" svg:viewBox="0 0 18 422" svg:d="M18 16c0-9 0-16-8-16-10 0-10 7-10 16v392c0 7 0 14 10 14 8 0 8-7 8-14z"><text:p/></draw:path><draw:path draw:style-name="gr516" draw:text-style-name="P45" svg:width="0.0067in" svg:height="0.1657in" svg:x="0.2524in" svg:y="0.0004in" svg:viewBox="0 0 18 422" svg:d="M18 16c0-9 0-16-8-16-10 0-10 7-10 16v392c0 7 0 14 10 14 8 0 8-7 8-14z"><text:p/></draw:path></draw:g>. <text:span text:style-name="T30">And then,</text:span> <text:span text:style-name="T20">J = <text:s/>J</text:span><text:span text:style-name="T18">1</text:span><text:span text:style-name="T22">+ </text:span><text:span text:style-name="T22"><draw:g text:anchor-type="as-char" svg:y="-0.0756in" draw:z-index="26" draw:style-name="gr1"><svg:title>TexMaths</svg:title><svg:desc>12§display§\mu§svg§600§FALSE§</svg:desc><draw:polygon draw:style-name="gr517" draw:text-style-name="P44" svg:width="0.0996in" svg:height="0.1039in" svg:x="0in" svg:y="0.0024in" svg:viewBox="0 0 254 265" draw:points="127,265 0,265 0,0 254,0 254,265"><text:p/></draw:polygon><draw:path draw:style-name="gr518" draw:text-style-name="P45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J</text:span><text:span text:style-name="T19">2</text:span><text:span text:style-name="T22">. </text:span><text:span text:style-name="T23">After some algebra, this leads to the following </text:span><text:span text:style-name="T24">regularized </text:span><text:span text:style-name="T23">least-squares approximate solution:</text:span></text:p>
      <text:p text:style-name="P34"><text:span text:style-name="T23"/></text:p>
      <text:p text:style-name="P35"><text:span text:style-name="T21"><draw:g text:anchor-type="as-char" svg:y="-0.148in" draw:z-index="32" draw:style-name="gr1"><svg:title>TexMaths</svg:title><svg:desc>12§display§\hat{x} = x_{rls} = (A^{T}A+\mu I)^{-1}A^{T}y§svg§600§FALSE§</svg:desc><draw:polygon draw:style-name="gr530" draw:text-style-name="P44" svg:width="2.1728in" svg:height="0.1886in" svg:x="0in" svg:y="0in" svg:viewBox="0 0 5520 480" draw:points="2761,480 0,480 0,0 5520,0 5520,480"><text:p/></draw:polygon><draw:polygon draw:style-name="gr531" draw:text-style-name="P45" svg:width="0.0445in" svg:height="0.0256in" svg:x="0.0299in" svg:y="0.0327in" svg:viewBox="0 0 114 66" draw:points="58,0 0,59 7,66 58,23 106,66 114,59"><text:p/></draw:polygon><draw:path draw:style-name="gr532" draw:text-style-name="P45" svg:width="0.0827in" svg:height="0.0752in" svg:x="0.004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3" draw:text-style-name="P45" svg:width="0.1106in" svg:height="0.0386in" svg:x="0.1504in" svg:y="0.0866in" svg:viewBox="0 0 282 99" svg:d="M268 17c6 0 14 0 14-9 0-8-8-8-14-8h-254c-6 0-14 0-14 8 0 9 8 9 14 9zM268 99c6 0 14 0 14-8s-8-8-14-8h-254c-6 0-14 0-14 8s8 8 14 8z"><text:p/></draw:path><draw:path draw:style-name="gr534" draw:text-style-name="P45" svg:width="0.0827in" svg:height="0.0752in" svg:x="0.3209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5" draw:text-style-name="P45" svg:width="0.0539in" svg:height="0.0524in" svg:x="0.4157in" svg:y="0.1213in" svg:viewBox="0 0 138 134" svg:d="M56 71c0-2 8-29 8-30 1-3 9-17 19-24 2-3 11-9 24-9 2 0 11 0 15 4-8 4-12 12-12 17 0 7 5 11 11 11 7 0 17-5 17-18 0-16-16-22-31-22-16 0-29 6-42 22-5-20-23-22-30-22-12 0-19 7-24 16-7 10-11 28-11 30 0 3 4 3 5 3 5 0 5-1 7-8 4-18 10-33 22-33 7 0 9 6 9 15 0 6-2 17-5 25-2 7-4 20-6 26l-9 39c-1 3-4 10-4 12 0 6 6 9 11 9 4 0 10-2 12-8 1-3 4-16 6-23z"><text:p/></draw:path><draw:path draw:style-name="gr536" draw:text-style-name="P45" svg:width="0.026in" svg:height="0.0815in" svg:x="0.4823in" svg:y="0.0921in" svg:viewBox="0 0 67 208" svg:d="M66 8c0 0 1-3 1-4 0-2-1-4-5-4-6 0-31 2-38 2-2 2-6 2-6 8 0 4 4 4 7 4 15 0 15 2 15 4s0 5-2 7l-37 146c-1 3-1 6-1 10 0 19 17 27 31 27 7 0 17-2 24-15 7-11 11-29 11-30 0-4-4-4-5-4-3 0-5 3-6 8-3 14-9 33-23 33-7 0-9-7-9-14 0-4 1-9 1-12z"><text:p/></draw:path><draw:path draw:style-name="gr537" draw:text-style-name="P45" svg:width="0.0465in" svg:height="0.0524in" svg:x="0.5264in" svg:y="0.121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538" draw:text-style-name="P45" svg:width="0.1106in" svg:height="0.0386in" svg:x="0.6441in" svg:y="0.0866in" svg:viewBox="0 0 282 99" svg:d="M268 17c6 0 14 0 14-9 0-8-8-8-14-8h-254c-6 0-14 0-14 8 0 9 8 9 14 9zM268 99c6 0 14 0 14-8s-8-8-14-8h-254c-6 0-14 0-14 8s8 8 14 8z"><text:p/></draw:path><draw:path draw:style-name="gr539" draw:text-style-name="P45" svg:width="0.039in" svg:height="0.1657in" svg:x="0.8268in" svg:y="0.0232in" svg:viewBox="0 0 100 422" svg:d="M100 418c0-1 0-2-9-9-53-53-66-133-66-198 0-73 16-146 69-199 6-6 6-6 6-7 0-4-3-5-5-5-5 0-43 29-69 83-21 46-26 93-26 128 0 33 5 84 28 132 26 52 62 79 67 79 2 0 5-1 5-4z"><text:p/></draw:path><draw:path draw:style-name="gr540" draw:text-style-name="P45" svg:width="0.1138in" svg:height="0.1189in" svg:x="0.8799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1" draw:text-style-name="P45" svg:width="0.087in" svg:height="0.0783in" svg:x="1.003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42" draw:text-style-name="P45" svg:width="0.1138in" svg:height="0.1189in" svg:x="1.1087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3" draw:text-style-name="P45" svg:width="0.1106in" svg:height="0.1106in" svg:x="1.2728in" svg:y="0.0512in" svg:viewBox="0 0 282 282" svg:d="M150 150h118c6 0 14 0 14-9s-8-9-14-9h-118v-118c0-6 0-14-8-14-10 0-10 8-10 14v118h-118c-6 0-14 0-14 9s8 9 14 9h118v117c0 6 0 15 10 15 8 0 8-9 8-15z"><text:p/></draw:path><draw:path draw:style-name="gr544" draw:text-style-name="P45" svg:width="0.0898in" svg:height="0.1091in" svg:x="1.4346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45" draw:text-style-name="P45" svg:width="0.0772in" svg:height="0.1134in" svg:x="1.5346in" svg:y="0.034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546" draw:text-style-name="P45" svg:width="0.039in" svg:height="0.1657in" svg:x="1.6244in" svg:y="0.0232in" svg:viewBox="0 0 100 422" svg:d="M100 211c0-32-5-84-29-132-25-51-63-79-66-79-4 0-5 1-5 5 0 1 0 1 8 9 42 42 66 109 66 197 0 73-15 147-68 200-6 5-6 6-6 7 0 3 1 4 5 4 3 0 42-29 67-82 22-46 28-93 28-129z"><text:p/></draw:path><draw:path draw:style-name="gr547" draw:text-style-name="P45" svg:width="0.0783in" svg:height="0.0059in" svg:x="1.6913in" svg:y="0.0472in" svg:viewBox="0 0 200 16" svg:d="M188 16c5 0 12 0 12-8s-6-8-12-8h-176c-5 0-12 0-12 7 0 9 7 9 12 9z"><text:p/></draw:path><draw:path draw:style-name="gr548" draw:text-style-name="P45" svg:width="0.0425in" svg:height="0.0772in" svg:x="1.7949in" svg:y="0.0016in" svg:viewBox="0 0 109 197" svg:d="M67 8c0-8 0-8-8-8-19 19-47 19-59 19v11c7 0 26 0 43-8v151c0 9 0 13-30 13h-11v11c5 0 42-2 53-2 10 0 47 2 54 2v-11h-12c-30 0-30-4-30-13z"><text:p/></draw:path><draw:path draw:style-name="gr549" draw:text-style-name="P45" svg:width="0.1138in" svg:height="0.1189in" svg:x="1.863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50" draw:text-style-name="P45" svg:width="0.087in" svg:height="0.0783in" svg:x="1.9862in" svg:y="0.0004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3-35 13-11 0-13 0-13 8 0 1 0 3 5 3 8 0 16 0 25 0 8 0 18-1 26-1 7 0 18 0 27 1 8 0 16 0 25 0 2 0 6 0 6-6 0-5-3-5-12-5-6 0-11 0-17 0-11-1-11-2-11-6 0-2 0-2 1-6z"><text:p/></draw:path><draw:path draw:style-name="gr551" draw:text-style-name="P45" svg:width="0.0768in" svg:height="0.1071in" svg:x="2.0906in" svg:y="0.074in" svg:viewBox="0 0 196 273" svg:d="M194 26c2-6 2-7 2-10 0-8-6-11-12-11-5 0-11 2-16 8 0 3-4 16-6 23-2 12-6 23-8 35l-20 75c-1 6-19 36-48 36-21 0-25-18-25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/draw:g></text:span></text:p>
      <text:p text:style-name="P35"><text:span text:style-name="T21"/></text:p>
      <text:p text:style-name="P36"><text:span text:style-name="T21">The only part missing to complete this solution is knowing what the </text:span><text:span text:style-name="T21"><draw:g text:anchor-type="as-char" svg:y="-0.0756in" draw:z-index="27" draw:style-name="gr1"><svg:title>TexMaths</svg:title><svg:desc>12§display§\mu§svg§600§FALSE§</svg:desc><draw:polygon draw:style-name="gr519" draw:text-style-name="P44" svg:width="0.0996in" svg:height="0.1039in" svg:x="0in" svg:y="0.0024in" svg:viewBox="0 0 254 265" draw:points="127,265 0,265 0,0 254,0 254,265"><text:p/></draw:polygon><draw:path draw:style-name="gr520" draw:text-style-name="P45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parameter is. Based on lecture notes, it seems that </text:span><text:span text:style-name="T21"><draw:g text:anchor-type="as-char" svg:y="-0.0756in" draw:z-index="28" draw:style-name="gr1"><svg:title>TexMaths</svg:title><svg:desc>12§display§\mu§svg§600§FALSE§</svg:desc><draw:polygon draw:style-name="gr521" draw:text-style-name="P44" svg:width="0.0996in" svg:height="0.1039in" svg:x="0in" svg:y="0.0024in" svg:viewBox="0 0 254 265" draw:points="127,265 0,265 0,0 254,0 254,265"><text:p/></draw:polygon><draw:path draw:style-name="gr522" draw:text-style-name="P45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is determined through plotting of various parameters of </text:span><text:span text:style-name="T21"><draw:g text:anchor-type="as-char" svg:y="-0.0756in" draw:z-index="29" draw:style-name="gr1"><svg:title>TexMaths</svg:title><svg:desc>12§display§\mu§svg§600§FALSE§</svg:desc><draw:polygon draw:style-name="gr523" draw:text-style-name="P44" svg:width="0.0996in" svg:height="0.1039in" svg:x="0in" svg:y="0.0024in" svg:viewBox="0 0 254 265" draw:points="127,265 0,265 0,0 254,0 254,265"><text:p/></draw:polygon><draw:path draw:style-name="gr524" draw:text-style-name="P45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. </text:span><text:span text:style-name="T25">Note that</text:span><text:span text:style-name="T21"> </text:span><text:span text:style-name="T21"><draw:g text:anchor-type="as-char" svg:y="-0.0756in" draw:z-index="30" draw:style-name="gr1"><svg:title>TexMaths</svg:title><svg:desc>12§display§\mu§svg§600§FALSE§</svg:desc><draw:polygon draw:style-name="gr525" draw:text-style-name="P44" svg:width="0.0996in" svg:height="0.1039in" svg:x="0in" svg:y="0.0024in" svg:viewBox="0 0 254 265" draw:points="127,265 0,265 0,0 254,0 254,265"><text:p/></draw:polygon><draw:path draw:style-name="gr526" draw:text-style-name="P45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&gt; 0.</text:span></text:p>
      <text:p text:style-name="P36"><text:span text:style-name="T21"/></text:p>
      <text:p text:style-name="P39"><text:span text:style-name="T26">The </text:span><text:span text:style-name="T21">estimate of </text:span><text:span text:style-name="T21"><draw:g text:anchor-type="as-char" svg:y="-0.1181in" draw:z-index="31" draw:style-name="gr1"><svg:title>TexMaths</svg:title><svg:desc>12§display§\hat{x}§svg§600§FALSE§</svg:desc><draw:polygon draw:style-name="gr527" draw:text-style-name="P44" svg:width="0.0949in" svg:height="0.1154in" svg:x="0in" svg:y="0.0004in" svg:viewBox="0 0 242 294" draw:points="121,294 0,294 0,0 242,0 242,294"><text:p/></draw:polygon><draw:polygon draw:style-name="gr528" draw:text-style-name="P45" svg:width="0.0445in" svg:height="0.0256in" svg:x="0.0299in" svg:y="0in" svg:viewBox="0 0 114 66" draw:points="58,0 0,59 7,66 58,23 106,66 114,59"><text:p/></draw:polygon><draw:path draw:style-name="gr529" draw:text-style-name="P45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21"> is </text:span><text:span text:style-name="T26">a linear function of y. </text:span><text:span text:style-name="T27">We cannot distribute the </text:span><text:span text:style-name="T29">y among the terms inside the inverse</text:span><text:span text:style-name="T27">. Since we cannot do this, we have </text:span><text:span text:style-name="T27"><draw:g text:anchor-type="as-char" svg:y="-0.1173in" draw:z-index="33" draw:style-name="gr1"><svg:title>TexMaths</svg:title><svg:desc>12§display§\hat{x}=By§svg§600§FALSE§</svg:desc><draw:polygon draw:style-name="gr552" draw:text-style-name="P44" svg:width="0.5366in" svg:height="0.1476in" svg:x="0in" svg:y="0.0004in" svg:viewBox="0 0 1364 376" draw:points="682,376 0,376 0,0 1364,0 1364,376"><text:p/></draw:polygon><draw:polygon draw:style-name="gr553" draw:text-style-name="P45" svg:width="0.0445in" svg:height="0.0256in" svg:x="0.0299in" svg:y="0in" svg:viewBox="0 0 114 66" draw:points="58,0 0,59 7,66 58,23 106,66 114,59"><text:p/></draw:polygon><draw:path draw:style-name="gr554" draw:text-style-name="P45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555" draw:text-style-name="P45" svg:width="0.1106in" svg:height="0.039in" svg:x="0.1504in" svg:y="0.0547in" svg:viewBox="0 0 282 100" svg:d="M268 17c6 0 14 0 14-9 0-8-8-8-14-8h-254c-6 0-14 0-14 8 0 9 8 9 14 9zM268 100c6 0 14 0 14-8 0-9-8-9-14-9h-254c-6 0-14 0-14 9 0 8 8 8 14 8z"><text:p/></draw:path><draw:path draw:style-name="gr556" draw:text-style-name="P45" svg:width="0.1185in" svg:height="0.1142in" svg:x="0.3228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557" draw:text-style-name="P45" svg:width="0.0768in" svg:height="0.1079in" svg:x="0.4543in" svg:y="0.0425in" svg:viewBox="0 0 196 275" svg:d="M194 27c2-7 2-8 2-11 0-8-6-11-12-11-5 0-11 2-16 8 0 3-4 16-6 23-2 12-6 23-8 35l-20 76c-1 6-19 36-48 36-21 0-25-18-25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</text:span><text:span text:style-name="T27"> </text:span><text:span text:style-name="T28">where </text:span><text:span text:style-name="T28"><draw:g text:anchor-type="as-char" svg:y="-0.148in" draw:z-index="34" draw:style-name="gr1"><svg:title>TexMaths</svg:title><svg:desc>12§display§B = (A^{T}A+\mu I)^{-1}A^{T}§svg§600§FALSE§</svg:desc><draw:polygon draw:style-name="gr558" draw:text-style-name="P44" svg:width="1.622in" svg:height="0.1886in" svg:x="0in" svg:y="0in" svg:viewBox="0 0 4121 480" draw:points="2060,480 0,480 0,0 4121,0 4121,480"><text:p/></draw:polygon><draw:path draw:style-name="gr559" draw:text-style-name="P45" svg:width="0.1185in" svg:height="0.1134in" svg:x="0.0071in" svg:y="0.0346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560" draw:text-style-name="P45" svg:width="0.1106in" svg:height="0.0386in" svg:x="0.1894in" svg:y="0.0866in" svg:viewBox="0 0 282 99" svg:d="M268 17c6 0 14 0 14-9 0-8-8-8-14-8h-254c-6 0-14 0-14 8 0 9 8 9 14 9zM268 99c6 0 14 0 14-8s-8-8-14-8h-254c-6 0-14 0-14 8s8 8 14 8z"><text:p/></draw:path><draw:path draw:style-name="gr561" draw:text-style-name="P45" svg:width="0.039in" svg:height="0.1657in" svg:x="0.3713in" svg:y="0.0232in" svg:viewBox="0 0 100 422" svg:d="M100 418c0-1 0-2-9-9-53-53-66-133-66-198 0-73 16-146 69-199 6-6 6-6 6-7 0-4-3-5-5-5-5 0-43 29-69 83-21 46-26 93-26 128 0 33 5 84 28 132 26 52 62 79 67 79 2 0 5-1 5-4z"><text:p/></draw:path><draw:path draw:style-name="gr562" draw:text-style-name="P45" svg:width="0.1138in" svg:height="0.1189in" svg:x="0.4248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3" draw:text-style-name="P45" svg:width="0.087in" svg:height="0.0783in" svg:x="0.548in" svg:y="0.0004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64" draw:text-style-name="P45" svg:width="0.1138in" svg:height="0.1189in" svg:x="0.6531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5" draw:text-style-name="P45" svg:width="0.1106in" svg:height="0.1106in" svg:x="0.8177in" svg:y="0.0512in" svg:viewBox="0 0 282 282" svg:d="M150 150h118c6 0 14 0 14-9s-8-9-14-9h-118v-118c0-6 0-14-8-14-9 0-10 8-10 14v118h-118c-6 0-14 0-14 9s8 9 14 9h118v117c0 6 0 15 10 15 8 0 8-9 8-15z"><text:p/></draw:path><draw:path draw:style-name="gr566" draw:text-style-name="P45" svg:width="0.0898in" svg:height="0.1091in" svg:x="0.9791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67" draw:text-style-name="P45" svg:width="0.0772in" svg:height="0.1134in" svg:x="1.0795in" svg:y="0.0346in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568" draw:text-style-name="P45" svg:width="0.039in" svg:height="0.1657in" svg:x="1.1689in" svg:y="0.0232in" svg:viewBox="0 0 100 422" svg:d="M100 211c0-32-5-84-29-132-25-51-63-79-66-79-4 0-5 1-5 5 0 1 0 1 8 9 42 42 66 109 66 197 0 73-15 147-68 200-6 5-6 6-6 7 0 3 1 4 5 4 3 0 42-29 67-82 22-46 28-93 28-129z"><text:p/></draw:path><draw:path draw:style-name="gr569" draw:text-style-name="P45" svg:width="0.0783in" svg:height="0.0059in" svg:x="1.2362in" svg:y="0.0472in" svg:viewBox="0 0 200 16" svg:d="M188 16c5 0 12 0 12-8s-6-8-12-8h-176c-5 0-12 0-12 7 0 9 7 9 12 9z"><text:p/></draw:path><draw:path draw:style-name="gr570" draw:text-style-name="P45" svg:width="0.0425in" svg:height="0.0772in" svg:x="1.3398in" svg:y="0.0016in" svg:viewBox="0 0 109 197" svg:d="M67 8c0-8 0-8-8-8-19 19-47 19-59 19v11c7 0 26 0 43-8v151c0 9 0 13-30 13h-11v11c5 0 42-2 53-2 10 0 47 2 54 2v-11h-12c-30 0-30-4-30-13z"><text:p/></draw:path><draw:path draw:style-name="gr571" draw:text-style-name="P45" svg:width="0.1138in" svg:height="0.1189in" svg:x="1.4075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72" draw:text-style-name="P45" svg:width="0.087in" svg:height="0.0783in" svg:x="1.531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/draw:g></text:span><text:span text:style-name="T27">.</text:span></text:p>
      <text:p text:style-name="P38"><text:span text:style-name="T21"/></text:p>
      <text:p text:style-name="P3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3:49:30.947846427</dc:date>
    <meta:editing-duration>PT12H56M14S</meta:editing-duration>
    <meta:editing-cycles>167</meta:editing-cycles>
    <meta:document-statistic meta:table-count="0" meta:image-count="0" meta:object-count="0" meta:page-count="4" meta:paragraph-count="50" meta:word-count="617" meta:character-count="3276" meta:non-whitespace-character-count="2694"/>
  </office:meta>
</office:document-meta>
</file>